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ing myColor = "red";</text:p>
      <text:p text:style-name="P1"/>
      <text:p text:style-name="P1">if (myColor.equals("red") ) </text:p>
      <text:p text:style-name="P1">{</text:p>
      <text:p text:style-name="P1"><text:s text:c="2"/>fill(#FF0000);</text:p>
      <text:p text:style-name="P1">}</text:p>
      <text:p text:style-name="P1">if (myColor.equals("blue") ) </text:p>
      <text:p text:style-name="P1">{</text:p>
      <text:p text:style-name="P1"><text:s text:c="2"/>fill(#1234FF);</text:p>
      <text:p text:style-name="P1">}</text:p>
      <text:p text:style-name="P1">rect(10,10,30,30);</text:p>
      <text:p text:style-name="P2"/>
      <text:p text:style-name="P1">String myColor = "purple";</text:p>
      <text:p text:style-name="P1">if (myColor.equals("red") ) </text:p>
      <text:p text:style-name="P1">{</text:p>
      <text:p text:style-name="P1"><text:s text:c="2"/>fill(#FF0000);</text:p>
      <text:p text:style-name="P1">}</text:p>
      <text:p text:style-name="P1">else if <text:s/>(myColor.equals("purple") ) </text:p>
      <text:p text:style-name="P1">{</text:p>
      <text:p text:style-name="P1"><text:s text:c="2"/>fill(#C334d3);</text:p>
      <text:p text:style-name="P1">}</text:p>
      <text:p text:style-name="P1">else </text:p>
      <text:p text:style-name="P1">{</text:p>
      <text:p text:style-name="P1"><text:s text:c="2"/>fill(#1234FF);</text:p>
      <text:p text:style-name="P1">}</text:p>
      <text:p text:style-name="P1">rect(10,10,30,30);</text:p>
      <text:p text:style-name="P1"/>
      <text:p text:style-name="P1"/>
      <text:p text:style-name="P1"/>
      <text:p text:style-name="P1"/>
      <text:p text:style-name="P1">boolean isOrdered = true;</text:p>
      <text:p text:style-name="P1">int x, y, z;</text:p>
      <text:p text:style-name="P1">x = 10;</text:p>
      <text:p text:style-name="P1">y = 17;</text:p>
      <text:p text:style-name="P1">z = 49;</text:p>
      <text:p text:style-name="P1"/>
      <text:p text:style-name="P1">if ( x &lt; y &amp;&amp; y &lt; z )</text:p>
      <text:p text:style-name="P1">{</text:p>
      <text:p text:style-name="P1"><text:s text:c="4"/>System.out.println(isOrdered); </text:p>
      <text:p text:style-name="P1">}</text:p>
      <text:p text:style-name="P1"/>
      <text:p text:style-name="P1">x = 10+30;</text:p>
      <text:p text:style-name="P1">y = 17+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raw rectangle that is re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raw rectangle with if and if else state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h Tran</meta:initial-creator>
    <meta:creation-date>2013-08-28T11:21:16</meta:creation-date>
    <dc:date>2013-08-28T12:51:52</dc:date>
    <dc:creator>Linh Tran</dc:creator>
    <meta:editing-duration>PT56M50S</meta:editing-duration>
    <meta:editing-cycles>1</meta:editing-cycles>
    <meta:document-statistic meta:table-count="0" meta:image-count="0" meta:object-count="0" meta:page-count="1" meta:paragraph-count="37" meta:word-count="88" meta:character-count="507" meta:non-whitespace-character-count="435"/>
    <meta:generator>LibreOffice/3.5$Linux_X86_64 LibreOffice_project/350m1$Build-2</meta:generator>
  </office:meta>
</office:document-meta>
</file>